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85d7" officeooo:paragraph-rsid="001c85d7"/>
    </style:style>
    <style:style style:name="P2" style:family="paragraph" style:parent-style-name="Standard">
      <style:text-properties style:font-name="Arial" officeooo:rsid="001fbf9b" officeooo:paragraph-rsid="001fbf9b"/>
    </style:style>
    <style:style style:name="P3" style:family="paragraph" style:parent-style-name="Standard">
      <style:text-properties style:font-name="Arial" officeooo:rsid="0020076c" officeooo:paragraph-rsid="0020076c"/>
    </style:style>
    <style:style style:name="P4" style:family="paragraph" style:parent-style-name="Standard">
      <style:text-properties style:font-name="Arial" officeooo:rsid="0020076c" officeooo:paragraph-rsid="0020076c"/>
    </style:style>
    <style:style style:name="P5" style:family="paragraph" style:parent-style-name="Standard">
      <style:text-properties style:font-name="Arial" officeooo:rsid="0022b60b" officeooo:paragraph-rsid="0022b60b"/>
    </style:style>
    <style:style style:name="T1" style:family="text">
      <style:text-properties officeooo:rsid="001e14a1"/>
    </style:style>
    <style:style style:name="T2" style:family="text">
      <style:text-properties officeooo:rsid="0020076c"/>
    </style:style>
    <style:style style:name="T3" style:family="text">
      <style:text-properties officeooo:rsid="0020e68b"/>
    </style:style>
    <style:style style:name="T4" style:family="text">
      <style:text-properties officeooo:rsid="0020f7bb"/>
    </style:style>
    <style:style style:name="T5" style:family="text">
      <style:text-properties officeooo:rsid="0024a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circuito diferenciador/<text:span text:style-name="T1">integrador</text:span> com OPAMP, com os Vomp=12V e Vomn=-12V, <text:span text:style-name="T1">valores que asseguram a não saturação, outros fatores também observados para não saturação são RC=60.10^-6, amplitude da fonte de 1V e período de 1ms no diferenciador e 0,6ms no integrador.</text:span></text:p>
      <text:p text:style-name="P1"/>
      <text:p text:style-name="P2">Comparação <text:span text:style-name="T2">entre os</text:span> gráficos dos circuitos diferenciadores:</text:p>
      <text:p text:style-name="P2"/>
      <text:p text:style-name="P3">A fonte de tensão na entrada permanece a mesma, mas no circuito inversor diferenciador a tensão de saída é <text:span text:style-name="T4">instável e sem o auxílio de um resistor em série com o capacitor ocorre a saturação. O resistor em série com o capacitor no valor de 1/10 do resistor da malha de realimentação garante a estabilidade da tensão de saída, mas por ser um circuito inversor diferenciador a tensão de saída quando comparado com o gráfico de um circuito RC seu gráfico é o oposto e aumentado pelo fator do ganho de tensão causado pelo OPAMP.</text:span></text:p>
      <text:p text:style-name="P3"/>
      <text:p text:style-name="P3">Comparação entre os gráficos dos circuitos integradores:</text:p>
      <text:p text:style-name="P3"/>
      <text:p text:style-name="P3">A <text:span text:style-name="T3">fonte de tensão na entrada permanece a mesma, mas no circuito inversor integrador a tensão de saída é o oposto da tensão no circuito RC. NO circuito com OPAMP a corrente e a mesma que no circuito RC. No gráfico observado não ocorre a instabilidade do circuito, pois não ocorre a saturação do operacional, mas em caso de instabilidade do circuito deverá ser adicionado em paralelo com o capacitor um resistor para o aumento da estabilidade da tensão de saída.</text:span></text:p>
      <text:p text:style-name="P3"/>
      <text:p text:style-name="P5">Comparação entre os circuitos integradores e diferenciadores com OPAMP:</text:p>
      <text:p text:style-name="P5"/>
      <text:p text:style-name="P5">Como demonstrado a partir da análise dos gráficos o circuito diferenciador apresenta uma grande instabilidade <text:span text:style-name="T5">e apresenta oscilações indesejáveis na saída, devido a esse motivo é pouco utilizado em situações práticas e a solução mais prática na simulação é a de por um resistor em série, o resistor pode ser em série com a fonte de tensão ou em série com o capacitor, em série com a fonte de tensão é necessário um maior valor de resistência ohmica para atingir a estabilidade na sáída, mas seus valores de tensão são maiores quando em comparação com em série com o capacitor, em que é necessário um menor valor de resistência ohmica para alcançar a estabilidade na saída, mas sua tensão de saída é men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2:47:27.066000000</meta:creation-date>
    <dc:date>2020-05-18T12:12:21.443000000</dc:date>
    <meta:editing-duration>PT4M8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7" meta:word-count="362" meta:character-count="2141" meta:non-whitespace-character-count="1786"/>
  </office:meta>
</office:document-meta>
</file>